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3.553cm"/>
    </style:style>
    <style:style style:name="co3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6.385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style:text-underline-style="none" style:font-style-asian="italic" style:font-style-complex="italic"/>
    </style:style>
    <style:style style:name="ce4" style:family="table-cell" style:parent-style-name="Defaul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5" table:default-cell-style-name="Default"/>
        <table:table-column table:style-name="co6" table:number-columns-repeated="12" table:default-cell-style-name="Default"/>
        <table:table-row table:style-name="ro1">
          <table:table-cell/>
          <table:table-cell office:value-type="string" calcext:value-type="string">
            <text:p>FLAGS</text:p>
          </table:table-cell>
          <table:table-cell table:number-columns-repeated="3"/>
          <table:table-cell office:value-type="string" calcext:value-type="string">
            <text:p>VARS</text:p>
          </table:table-cell>
          <table:table-cell table:number-columns-repeated="3"/>
          <table:table-cell office:value-type="string" calcext:value-type="string">
            <text:p>CARD PTR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ventTargetCharacter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TargetMob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TargetEqui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sStunDebuff</text:p>
          </table:table-cell>
          <table:table-cell office:value-type="string" calcext:value-type="string">
            <text:p>ZTCG_SBOXTYPE</text:p>
          </table:table-cell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GetTargeted</text:p>
          </table:table-cell>
          <table:table-cell office:value-type="string" calcext:value-type="string">
            <text:p>ZTCG_TARGETTYP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nEquipBuff</text:p>
          </table:table-cell>
          <table:table-cell office:value-type="string" calcext:value-type="string">
            <text:p>ZTCG_ATTACKSTATE</text:p>
          </table:table-cell>
          <table:table-cell table:number-columns-repeated="3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2" office:value-type="string" calcext:value-type="string">
            <text:p>isCommit atk</text:p>
          </table:table-cell>
          <table:table-cell/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derCardCounter</text:p>
          </table:table-cell>
          <table:table-cell office:value-type="string" calcext:value-type="string">
            <text:p>ZTCG_PLAYERTYPE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ndoBuff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lyBuff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electMen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electMenu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electMenu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fres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fresh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fresh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ickCardOr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ickCardOrde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over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over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Fix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Fix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romp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romp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raw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MoveToDiscardPile</text:p>
          </table:table-cell>
          <table:table-cell office:value-type="string" calcext:value-type="string">
            <text:p>ZTCG_REMOVETYP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nCardMovedToDiscardPile</text:p>
          </table:table-cell>
          <table:table-cell office:value-type="string" calcext:value-type="string">
            <text:p>ZTCG_REMOVETYP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nOpponentCardMovedToDiscardPile</text:p>
          </table:table-cell>
          <table:table-cell office:value-type="string" calcext:value-type="string">
            <text:p>ZTCG_REMOVETYPE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</text:p>
          </table:table-cell>
          <table:table-cell office:value-type="string" calcext:value-type="string">
            <text:p>ZTCG_REMOVETYP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nCardDestroyed</text:p>
          </table:table-cell>
          <table:table-cell office:value-type="string" calcext:value-type="string">
            <text:p>ZTCG_REMOVETYP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nOpponentCardDestroyed</text:p>
          </table:table-cell>
          <table:table-cell office:value-type="string" calcext:value-type="string">
            <text:p>ZTCG_REMOVETYPE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ve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veal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veal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andom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andom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andom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ee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ee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ee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tu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tun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tun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ile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ilence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ilence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Opponen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ed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Attack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TACKSTATE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3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CalcAttackCard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TACKSTATE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3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OpponentCalcAttackCard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TACKSTATE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3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Defense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TACKSTATE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2" office:value-type="string" calcext:value-type="string">
            <text:p>isCommit atk (-1: commi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CalcDefenseCard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TACKSTATE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2" office:value-type="string" calcext:value-type="string">
            <text:p>isCommit atk (-1: commi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OpponentCalcDefenseCard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TACKSTATE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2" office:value-type="string" calcext:value-type="string">
            <text:p>isCommit atk (-1: commit)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Attack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StartAttack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NormalAttack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2"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NormalAttack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2"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ttackOpponentMobDestroyed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2"/>
          <table:table-cell table:style-name="ce2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MobDestroyed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2"/>
          <table:table-cell table:style-name="ce2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Destroyed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2"/>
          <table:table-cell table:style-name="ce2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Destroyed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2"/>
          <table:table-cell table:style-name="ce2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pplyCounterAttack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Survived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ZTCG_TARGETTYPE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AndSurvived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ZTCG_TARGETTYPE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ink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ink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estroyFiel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ink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Fiel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Mo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Mob</text:p>
          </table:table-cell>
          <table:table-cell table:number-columns-repeated="4"/>
          <table:table-cell table:style-name="ce2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Mob</text:p>
          </table:table-cell>
          <table:table-cell table:number-columns-repeated="4"/>
          <table:table-cell table:style-name="ce2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Play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Play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Sta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Eff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activateCardEffec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nd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End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evelActionTrigg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Apply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Apply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MobEffect</text:p>
          </table:table-cell>
          <table:table-cell office:value-type="string" calcext:value-type="string">
            <text:p>ZTCG_PLAYERTYPE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MobStats</text:p>
          </table:table-cell>
          <table:table-cell office:value-type="string" calcext:value-type="string">
            <text:p>ZTCG_PLAYERTYPE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2">00/00/0000</text:date>, <text:time style:data-style-name="N2" text:time-value="09:15:48.7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59M34S</meta:editing-duration>
    <meta:editing-cycles>11</meta:editing-cycles>
    <meta:generator>LibreOffice/4.3.7.2$Windows_x86 LibreOffice_project/8a35821d8636a03b8bf4e15b48f59794652c68ba</meta:generator>
    <dc:date>2016-07-02T17:28:06.011000000</dc:date>
    <meta:document-statistic meta:table-count="3" meta:cell-count="241" meta:object-count="0"/>
    <meta:user-defined meta:name="Info 1"/>
    <meta:user-defined meta:name="Info 2"/>
    <meta:user-defined meta:name="Info 3"/>
    <meta:user-defined meta:name="Info 4"/>
  </office:meta>
</office:document-meta>
</file>